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36.71pt"/>
    </style:style>
    <style:style style:name="co7" style:family="table-column">
      <style:table-column-properties fo:break-before="auto" style:column-width="27.95pt"/>
    </style:style>
    <style:style style:name="co8" style:family="table-column">
      <style:table-column-properties fo:break-before="auto" style:column-width="14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46pt" fo:break-before="auto" style:use-optimal-row-height="false"/>
    </style:style>
    <style:style style:name="ro3" style:family="table-row">
      <style:table-row-properties style:row-height="14.4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3" style:family="table-cell" style:parent-style-name="Default" style:data-style-name="N0"/>
    <style:style style:name="ce56" style:family="table-cell" style:parent-style-name="Default" style:data-style-name="N0">
      <style:table-cell-properties fo:background-color="#bbbbbb"/>
    </style:style>
    <style:style style:name="ce58" style:family="table-cell" style:parent-style-name="Default" style:data-style-name="N0">
      <style:table-cell-properties fo:background-color="#aaff66"/>
    </style:style>
    <style:style style:name="ce55" style:family="table-cell" style:parent-style-name="Default">
      <style:table-cell-properties fo:background-color="#000000"/>
    </style:style>
    <style:style style:name="ce74" style:family="table-cell" style:parent-style-name="Default">
      <style:table-cell-properties fo:background-color="transparent"/>
    </style:style>
    <style:style style:name="ce62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ackground-color="#00cc55"/>
    </style:style>
    <style:style style:name="ce57" style:family="table-cell" style:parent-style-name="Default" style:data-style-name="N0">
      <style:table-cell-properties fo:background-color="#664400"/>
    </style:style>
    <style:style style:name="ce7" style:family="table-cell" style:parent-style-name="Default" style:data-style-name="N0">
      <style:table-cell-properties fo:background-color="transparent"/>
      <style:text-properties fo:color="#664400"/>
    </style:style>
    <style:style style:name="ce83" style:family="table-cell" style:parent-style-name="Default" style:data-style-name="N0">
      <style:table-cell-properties fo:background-color="#eeee77"/>
    </style:style>
    <style:style style:name="ce81" style:family="table-cell" style:parent-style-name="Default" style:data-style-name="N0">
      <style:table-cell-properties fo:background-color="#dd8855"/>
    </style:style>
    <style:style style:name="ce60" style:family="table-cell" style:parent-style-name="Default" style:data-style-name="N0">
      <style:table-cell-properties fo:background-color="#880000"/>
    </style:style>
    <style:style style:name="ce20" style:family="table-cell" style:parent-style-name="Default">
      <style:table-cell-properties fo:background-color="#880000"/>
    </style:style>
    <style:style style:name="ce64" style:family="table-cell" style:parent-style-name="Default" style:data-style-name="N0">
      <style:table-cell-properties fo:background-color="#333333"/>
    </style:style>
    <style:style style:name="ce18" style:family="table-cell" style:parent-style-name="Default">
      <style:table-cell-properties fo:background-color="#333333"/>
    </style:style>
    <style:style style:name="ce65" style:family="table-cell" style:parent-style-name="Default" style:data-style-name="N0">
      <style:table-cell-properties fo:background-color="#ff7777"/>
    </style:style>
    <style:style style:name="ce19" style:family="table-cell" style:parent-style-name="Default">
      <style:table-cell-properties fo:background-color="#00cc55"/>
    </style:style>
    <style:style style:name="ce21" style:family="table-cell" style:parent-style-name="Default">
      <style:table-cell-properties fo:background-color="#eeee77"/>
    </style:style>
    <style:style style:name="ce22" style:family="table-cell" style:parent-style-name="Default">
      <style:table-cell-properties fo:background-color="#dd8855"/>
    </style:style>
    <style:style style:name="ce30" style:family="table-cell" style:parent-style-name="Default">
      <style:table-cell-properties fo:background-color="#000000"/>
      <style:text-properties fo:color="#0000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24" style:family="table-cell" style:parent-style-name="Default">
      <style:table-cell-properties fo:background-color="#6644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59" style:family="table-cell" style:parent-style-name="Default" style:data-style-name="N0">
      <style:table-cell-properties fo:background-color="#0000aa"/>
    </style:style>
    <style:style style:name="ce109" style:family="table-cell" style:parent-style-name="Default" style:data-style-name="N0">
      <style:table-cell-properties fo:background-color="#0088ff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61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ackground-color="#0000aa"/>
    </style:style>
    <style:style style:name="ce42" style:family="table-cell" style:parent-style-name="Default">
      <style:table-cell-properties fo:background-color="#bbbbbb"/>
    </style:style>
    <style:style style:name="ce36" style:family="table-cell" style:parent-style-name="Default">
      <style:table-cell-properties fo:background-color="#777777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pt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46" style:family="table-cell" style:parent-style-name="Default" style:data-style-name="N0">
      <style:table-cell-properties fo:background-color="#eeee77"/>
      <style:text-properties fo:color="#eeee77"/>
    </style:style>
    <style:style style:name="ce33" style:family="table-cell" style:parent-style-name="Default" style:data-style-name="N0">
      <style:table-cell-properties fo:background-color="transparent"/>
      <style:text-properties fo:color="#eeee77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pt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37" style:family="table-cell" style:parent-style-name="Default" style:data-style-name="N0">
      <style:table-cell-properties fo:background-color="transparent"/>
      <style:text-properties fo:color="#0000aa"/>
    </style:style>
    <style:style style:name="ce38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1006" table:default-cell-style-name="ce53"/>
        <table:table-row table:style-name="ro1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 office:value-type="string" calcext:value-type="string">
            <text:p>Frame 1</text:p>
          </table:table-cell>
          <table:table-cell table:style-name="ce52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1" table:number-columns-repeated="1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3"/>
          <table:table-cell table:style-name="ce51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7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0"/>
          <table:table-cell table:style-name="ce83"/>
          <table:table-cell table:style-name="ce60"/>
          <table:table-cell table:style-name="ce51" table:number-columns-repeated="7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3"/>
          <table:table-cell table:style-name="ce51" table:number-columns-repeated="7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3"/>
          <table:table-cell table:style-name="ce51" table:number-columns-repeated="5"/>
          <table:table-cell table:style-name="ce83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7"/>
          <table:table-cell table:style-name="ce51" table:number-columns-repeated="3"/>
          <table:table-cell table:style-name="ce83"/>
          <table:table-cell table:style-name="ce51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3"/>
          <table:table-cell table:style-name="ce51" table:number-columns-repeated="2"/>
          <table:table-cell table:style-name="ce83" table:number-columns-repeated="3"/>
          <table:table-cell table:style-name="ce51" table:number-columns-repeated="2"/>
          <table:table-cell table:style-name="ce83"/>
          <table:table-cell table:style-name="ce51" table:number-columns-repeated="2"/>
          <table:table-cell table:style-name="ce83"/>
          <table:table-cell table:style-name="ce51"/>
          <table:table-cell/>
          <table:table-cell table:style-name="ce52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1" table:number-columns-repeated="6"/>
          <table:table-cell table:style-name="ce83" table:number-columns-repeated="3"/>
          <table:table-cell table:style-name="ce51" table:number-columns-repeated="5"/>
          <table:table-cell table:style-name="ce83"/>
          <table:table-cell table:style-name="ce51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9"/>
          <table:table-cell table:style-name="ce51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">
          <table:table-cell table:style-name="ce51" table:number-columns-repeated="6"/>
          <table:table-cell table:style-name="ce83"/>
          <table:table-cell table:style-name="ce51"/>
          <table:table-cell table:style-name="ce83"/>
          <table:table-cell table:style-name="ce51" table:number-columns-repeated="7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number-columns-repeated="17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2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0"/>
          <table:table-cell table:style-name="ce62"/>
          <table:table-cell table:style-name="ce51" table:number-columns-repeated="1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2" table:number-columns-repeated="2"/>
          <table:table-cell table:style-name="ce51" table:number-columns-repeated="5"/>
          <table:table-cell table:style-name="ce50"/>
          <table:table-cell table:style-name="ce62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/>
          <table:table-cell table:style-name="ce62"/>
          <table:table-cell table:style-name="ce50" table:number-columns-repeated="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0" table:number-columns-repeated="3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2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2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/>
          <table:table-cell table:style-name="ce50"/>
          <table:table-cell table:style-name="ce62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/>
          <table:table-cell table:style-name="ce62"/>
          <table:table-cell table:style-name="ce51"/>
          <table:table-cell table:style-name="ce50"/>
          <table:table-cell table:style-name="ce62" table:number-columns-repeated="7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0"/>
          <table:table-cell table:style-name="ce62" table:number-columns-repeated="1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0"/>
          <table:table-cell table:style-name="ce62" table:number-columns-repeated="9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50"/>
          <table:table-cell table:style-name="ce62" table:number-columns-repeated="7"/>
          <table:table-cell table:style-name="ce5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50" table:number-columns-repeated="7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3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1" table:number-columns-repeated="1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18" table:number-columns-repeated="2"/>
          <table:table-cell table:style-name="ce64" table:number-columns-repeated="3"/>
          <table:table-cell table:style-name="ce63" table:number-columns-repeated="3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3"/>
          <table:table-cell table:style-name="ce64"/>
          <table:table-cell table:style-name="ce63"/>
          <table:table-cell table:style-name="ce18"/>
          <table:table-cell table:style-name="ce63"/>
          <table:table-cell table:style-name="ce19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4"/>
          <table:table-cell table:style-name="ce64" table:number-columns-repeated="2"/>
          <table:table-cell table:style-name="ce18"/>
          <table:table-cell table:style-name="ce19"/>
          <table:table-cell table:style-name="ce64"/>
          <table:table-cell table:style-name="ce63" table:number-columns-repeated="5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19"/>
          <table:table-cell table:style-name="ce18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5"/>
          <table:table-cell table:style-name="ce64"/>
          <table:table-cell table:style-name="ce19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3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/>
          <table:table-cell table:style-name="ce63" table:number-columns-repeated="3"/>
          <table:table-cell table:style-name="ce64" table:number-columns-repeated="3"/>
          <table:table-cell table:style-name="ce18" table:number-columns-repeated="2"/>
          <table:table-cell table:style-name="ce64" table:number-columns-repeated="2"/>
          <table:table-cell table:style-name="ce63" table:number-columns-repeated="4"/>
          <table:table-cell table:style-name="ce5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8" table:number-columns-repeated="6"/>
          <table:table-cell table:style-name="ce64"/>
          <table:table-cell table:style-name="ce58" table:number-columns-repeated="2"/>
          <table:table-cell table:style-name="ce64"/>
          <table:table-cell table:style-name="ce58" table:number-columns-repeated="6"/>
          <table:table-cell table:style-name="ce52" table:number-columns-repeated="4"/>
          <table:table-cell table:number-columns-repeated="1004"/>
        </table:table-row>
        <table:table-row table:style-name="ro2" table:number-rows-repeated="4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6"/>
          <table:table-cell table:style-name="ce62" table:number-columns-repeated="3"/>
          <table:table-cell table:style-name="ce51" table:number-columns-repeated="12"/>
          <table:table-cell table:style-name="ce52" office:value-type="string" calcext:value-type="string">
            <text:p>Frame 4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6"/>
          <table:table-cell table:style-name="ce62"/>
          <table:table-cell table:style-name="ce51" table:number-columns-repeated="1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1"/>
          <table:table-cell table:style-name="ce62"/>
          <table:table-cell table:style-name="ce51" table:number-columns-repeated="10"/>
          <table:table-cell table:style-name="ce57"/>
          <table:table-cell table:style-name="ce24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6"/>
          <table:table-cell table:style-name="ce51" table:number-columns-repeated="12"/>
          <table:table-cell table:style-name="ce57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3"/>
          <table:table-cell table:style-name="ce58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55" table:number-columns-repeated="5"/>
          <table:table-cell table:style-name="ce21" table:number-columns-repeated="2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2"/>
          <table:table-cell table:style-name="ce21" table:number-columns-repeated="2"/>
          <table:table-cell table:style-name="ce2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1"/>
          <table:table-cell table:style-name="ce83"/>
          <table:table-cell table:style-name="ce21" table:number-columns-repeated="2"/>
          <table:table-cell table:style-name="ce2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0"/>
          <table:table-cell table:style-name="ce83" table:number-columns-repeated="2"/>
          <table:table-cell table:style-name="ce21" table:number-columns-repeated="2"/>
          <table:table-cell table:style-name="ce22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9"/>
          <table:table-cell table:style-name="ce83" table:number-columns-repeated="3"/>
          <table:table-cell table:style-name="ce21"/>
          <table:table-cell table:style-name="ce22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3" table:number-columns-repeated="5"/>
          <table:table-cell table:style-name="ce21"/>
          <table:table-cell table:style-name="ce22"/>
          <table:table-cell table:style-name="ce55"/>
          <table:table-cell table:style-name="ce51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/>
          <table:table-cell table:style-name="ce57"/>
          <table:table-cell table:style-name="ce83" table:number-columns-repeated="10"/>
          <table:table-cell table:style-name="ce81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81"/>
          <table:table-cell table:style-name="ce83" table:number-columns-repeated="7"/>
          <table:table-cell table:style-name="ce81" table:number-columns-repeated="2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81" table:number-columns-repeated="2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81" table:number-columns-repeated="3"/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office:value-type="string" calcext:value-type="string">
            <text:p>Frame 5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81" table:number-columns-repeated="12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3" table:number-columns-repeated="1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 table:number-columns-repeated="2"/>
          <table:table-cell table:style-name="ce60"/>
          <table:table-cell table:style-name="ce83"/>
          <table:table-cell table:style-name="ce60"/>
          <table:table-cell table:style-name="ce83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83" table:number-columns-repeated="1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3" table:number-columns-repeated="4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7"/>
          <table:table-cell table:style-name="ce81" table:number-columns-repeated="2"/>
          <table:table-cell table:style-name="ce51" table:number-columns-repeated="7"/>
          <table:table-cell table:style-name="ce52" table:number-columns-repeated="4"/>
          <table:table-cell table:number-columns-repeated="1004"/>
        </table:table-row>
        <table:table-row table:style-name="ro2" table:number-rows-repeated="5">
          <table:table-cell table:style-name="ce51" table:number-columns-repeated="7"/>
          <table:table-cell table:style-name="ce83" table:number-columns-repeated="2"/>
          <table:table-cell table:style-name="ce51" table:number-columns-repeated="7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81" table:number-columns-repeated="4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83" table:number-columns-repeated="8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5" table:number-columns-repeated="11"/>
          <table:table-cell table:style-name="ce51" table:number-columns-repeated="3"/>
          <table:table-cell table:style-name="ce52" office:value-type="string" calcext:value-type="string">
            <text:p>Frame 6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5" table:number-columns-repeated="16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0" table:number-columns-repeated="4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60" table:number-columns-repeated="2"/>
          <table:table-cell table:style-name="ce65" table:number-columns-repeated="2"/>
          <table:table-cell table:style-name="ce60" table:number-columns-repeated="2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60" table:number-columns-repeated="5"/>
          <table:table-cell table:style-name="ce65"/>
          <table:table-cell table:style-name="ce60" table:number-columns-repeated="2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1" table:number-columns-repeated="3"/>
          <table:table-cell table:style-name="ce60" table:number-columns-repeated="1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20"/>
          <table:table-cell table:style-name="ce60" table:number-columns-repeated="8"/>
          <table:table-cell table:style-name="ce2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5"/>
          <table:table-cell table:style-name="ce60" table:number-columns-repeated="8"/>
          <table:table-cell table:style-name="ce55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5"/>
          <table:table-cell table:style-name="ce51"/>
          <table:table-cell table:style-name="ce60" table:number-columns-repeated="6"/>
          <table:table-cell table:style-name="ce51"/>
          <table:table-cell table:style-name="ce55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0" table:number-columns-repeated="4"/>
          <table:table-cell table:style-name="ce51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3"/>
          <table:table-cell table:style-name="ce30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5" table:number-columns-repeated="11"/>
          <table:table-cell table:style-name="ce51" table:number-columns-repeated="3"/>
          <table:table-cell table:style-name="ce52" office:value-type="string" calcext:value-type="string">
            <text:p>Frame 7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5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4"/>
          <table:table-cell table:style-name="ce60" table:number-columns-repeated="8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60" table:number-columns-repeated="3"/>
          <table:table-cell table:style-name="ce65" table:number-columns-repeated="4"/>
          <table:table-cell table:style-name="ce60" table:number-columns-repeated="3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60" table:number-columns-repeated="8"/>
          <table:table-cell table:style-name="ce65"/>
          <table:table-cell table:style-name="ce60" table:number-columns-repeated="3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2"/>
          <table:table-cell table:style-name="ce60" table:number-columns-repeated="12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60"/>
          <table:table-cell table:style-name="ce20"/>
          <table:table-cell table:style-name="ce60" table:number-columns-repeated="8"/>
          <table:table-cell table:style-name="ce20"/>
          <table:table-cell table:style-name="ce60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20"/>
          <table:table-cell table:style-name="ce60" table:number-columns-repeated="8"/>
          <table:table-cell table:style-name="ce20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3"/>
          <table:table-cell table:style-name="ce55"/>
          <table:table-cell table:style-name="ce60" table:number-columns-repeated="8"/>
          <table:table-cell table:style-name="ce55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13"/>
          <table:table-cell table:style-name="ce30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1" table:number-columns-repeated="2"/>
          <table:table-cell table:style-name="ce55" table:number-columns-repeated="11"/>
          <table:table-cell table:style-name="ce51" table:number-columns-repeated="3"/>
          <table:table-cell table:style-name="ce52" office:value-type="string" calcext:value-type="string">
            <text:p>Frame 8</text:p>
          </table:table-cell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5" table:number-columns-repeated="6"/>
          <table:table-cell table:style-name="ce20" table:number-columns-repeated="4"/>
          <table:table-cell table:style-name="ce55" table:number-columns-repeated="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60" table:number-columns-repeated="2"/>
          <table:table-cell table:style-name="ce65" table:number-columns-repeated="2"/>
          <table:table-cell table:style-name="ce60" table:number-columns-repeated="2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4"/>
          <table:table-cell table:style-name="ce60" table:number-columns-repeated="5"/>
          <table:table-cell table:style-name="ce65"/>
          <table:table-cell table:style-name="ce60" table:number-columns-repeated="2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1" table:number-columns-repeated="4"/>
          <table:table-cell table:style-name="ce60" table:number-columns-repeated="8"/>
          <table:table-cell table:style-name="ce51" table:number-columns-repeated="4"/>
          <table:table-cell table:style-name="ce52" table:number-columns-repeated="4"/>
          <table:table-cell table:number-columns-repeated="1004"/>
        </table:table-row>
        <table:table-row table:style-name="ro2" table:number-rows-repeated="3">
          <table:table-cell table:style-name="ce51" table:number-columns-repeated="3"/>
          <table:table-cell table:style-name="ce55"/>
          <table:table-cell table:style-name="ce60" table:number-columns-repeated="8"/>
          <table:table-cell table:style-name="ce55"/>
          <table:table-cell table:style-name="ce51" table:number-columns-repeated="3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5"/>
          <table:table-cell table:style-name="ce60" table:number-columns-repeated="6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1" table:number-columns-repeated="6"/>
          <table:table-cell table:style-name="ce60" table:number-columns-repeated="4"/>
          <table:table-cell table:style-name="ce51" table:number-columns-repeated="3"/>
          <table:table-cell table:style-name="ce30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7"/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4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7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2">
          <table:table-cell table:style-name="ce74" table:number-columns-repeated="17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7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7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7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7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7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7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4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4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4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3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2"/>
          <table:table-cell table:style-name="ce52" table:number-columns-repeated="15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5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 table:number-rows-repeated="4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7">
          <table:table-cell table:style-name="ce52" table:number-columns-repeated="4"/>
          <table:table-cell table:style-name="ce74" table:number-columns-repeated="9"/>
          <table:table-cell table:style-name="ce52" table:number-columns-repeated="3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2">
          <table:table-cell table:style-name="ce52" table:number-columns-repeated="16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9"/>
          <table:table-cell table:style-name="ce157"/>
          <table:table-cell table:style-name="ce134" table:number-columns-repeated="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156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"/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" table:number-columns-repeated="2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 table:number-columns-repeated="16"/>
          <table:table-cell table:number-columns-repeated="1001"/>
        </table:table-row>
        <table:table-row table:style-name="ro2" table:number-rows-repeated="9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/>
          <table:table-cell table:style-name="ce52" table:number-columns-repeated="15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11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9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3"/>
          <table:table-cell table:style-name="ce74" table:number-columns-repeated="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5"/>
          <table:table-cell table:style-name="ce74" table:number-columns-repeated="5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5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 table:number-rows-repeated="4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2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/>
          <table:table-cell table:style-name="ce74"/>
          <table:table-cell table:style-name="ce52" table:number-columns-repeated="14"/>
          <table:table-cell table:number-columns-repeated="1001"/>
        </table:table-row>
        <table:table-row table:style-name="ro2" table:number-rows-repeated="4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2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 table:number-rows-repeated="3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 table:number-columns-repeated="12"/>
          <table:table-cell table:style-name="ce74" table:number-columns-repeated="3"/>
          <table:table-cell table:style-name="ce52" table:number-columns-repeated="8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9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1"/>
          <table:table-cell table:style-name="ce74" table:number-columns-repeated="3"/>
          <table:table-cell table:style-name="ce52" table:number-columns-repeated="9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14"/>
          <table:table-cell table:style-name="ce52" table:number-columns-repeated="9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3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 table:number-columns-repeated="2"/>
          <table:table-cell table:style-name="ce74" table:number-columns-repeated="6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20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3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4"/>
          <table:table-cell table:style-name="ce74" table:number-columns-repeated="5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9"/>
          <table:table-cell table:style-name="ce74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3"/>
          <table:table-cell table:style-name="ce74" table:number-columns-repeated="6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9"/>
          <table:table-cell table:style-name="ce74" table:number-columns-repeated="5"/>
          <table:table-cell table:style-name="ce52" table:number-columns-repeated="9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5"/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10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5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6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4"/>
          <table:table-cell table:style-name="ce52" table:number-columns-repeated="16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7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3"/>
          <table:table-cell table:style-name="ce74" table:number-columns-repeated="7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3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3"/>
          <table:table-cell table:style-name="ce52" table:number-columns-repeated="10"/>
          <table:table-cell table:style-name="ce74" table:number-columns-repeated="2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/>
          <table:table-cell table:style-name="ce74" table:number-columns-repeated="9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 table:number-columns-repeated="5"/>
          <table:table-cell table:style-name="ce52" table:number-columns-repeated="1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14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12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5"/>
          <table:table-cell table:style-name="ce74" table:number-columns-repeated="7"/>
          <table:table-cell table:style-name="ce52" table:number-columns-repeated="8"/>
          <table:table-cell table:number-columns-repeated="1004"/>
        </table:table-row>
        <table:table-row table:style-name="ro2" table:number-rows-repeated="8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9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51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19"/>
          <table:table-cell table:style-name="ce74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 table:number-rows-repeated="10476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5" table:default-cell-style-name="ce53"/>
        <table:table-column table:style-name="co6" table:default-cell-style-name="ce53"/>
        <table:table-column table:style-name="co4" table:number-columns-repeated="2" table:default-cell-style-name="ce53"/>
        <table:table-column table:style-name="co7" table:default-cell-style-name="ce53"/>
        <table:table-column table:style-name="co8" table:number-columns-repeated="24" table:default-cell-style-name="ce53"/>
        <table:table-column table:style-name="co4" table:number-columns-repeated="979" table:default-cell-style-name="ce53"/>
        <table:table-row table:style-name="ro3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office:value-type="string" calcext:value-type="string">
            <text:p>This grid shows the default (PO 0) and menu (PO 11, text style 0) palette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office:value-type="string" calcext:value-type="string">
            <text:p>Use the area below here to design larger tile grid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style-name="ce52" table:number-columns-repeated="1004"/>
        </table:table-row>
        <table:table-row table:style-name="ro3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style-name="ce157" table:number-columns-repeated="2"/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style-name="ce156" table:number-columns-repeated="2"/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8"/>
          <table:table-cell table:style-name="Default" table:number-columns-repeated="3"/>
          <table:table-cell table:style-name="ce52" table:number-columns-repeated="26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Default" office:value-type="string" calcext:value-type="string">
            <text:p>Tile 2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62" table:number-columns-repeated="2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62" table:number-columns-repeated="4"/>
          <table:table-cell table:style-name="ce51" table:number-columns-repeated="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/>
          <table:table-cell table:style-name="ce62" table:number-columns-repeated="6"/>
          <table:table-cell table:style-name="ce51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/>
          <table:table-cell table:style-name="ce60" table:number-columns-repeated="6"/>
          <table:table-cell table:style-name="ce51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60" table:number-columns-repeated="4"/>
          <table:table-cell table:style-name="ce51" table:number-columns-repeated="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60" table:number-columns-repeated="2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3"/>
          <table:table-cell table:style-name="ce51" table:number-columns-repeated="5"/>
          <table:table-cell office:value-type="string" calcext:value-type="string">
            <text:p>Tile 3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5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6"/>
          <table:table-cell table:style-name="ce51" table:number-columns-repeated="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62" table:number-columns-repeated="7"/>
          <table:table-cell table:style-name="ce51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3"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4</text:p>
          </table:table-cell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0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1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5</text:p>
          </table:table-cell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style-name="ce62"/>
          <table:table-cell table:style-name="ce59" table:number-columns-repeated="7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style-name="ce52" table:number-columns-repeated="8"/>
          <table:table-cell table:number-columns-repeated="979"/>
        </table:table-row>
        <table:table-row table:style-name="ro3" table:number-rows-repeated="2"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Default" table:number-columns-repeated="8"/>
          <table:table-cell table:style-name="ce62" table:number-columns-repeated="16"/>
          <table:table-cell table:style-name="ce52" office:value-type="string" calcext:value-type="string">
            <text:p>5,6</text:p>
          </table:table-cell>
          <table:table-cell table:number-columns-repeated="978"/>
        </table:table-row>
        <table:table-row table:style-name="ro3">
          <table:table-cell table:style-name="ce62" table:number-columns-repeated="8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Default" table:number-columns-repeated="8"/>
          <table:table-cell table:style-name="ce62"/>
          <table:table-cell table:style-name="ce59" table:number-columns-repeated="14"/>
          <table:table-cell table:style-name="ce62"/>
          <table:table-cell table:style-name="ce52" office:value-type="string" calcext:value-type="string">
            <text:p>7,8</text:p>
          </table:table-cell>
          <table:table-cell table:number-columns-repeated="978"/>
        </table:table-row>
        <table:table-row table:style-name="ro3">
          <table:table-cell table:style-name="ce59" table:number-columns-repeated="7"/>
          <table:table-cell table:style-name="ce62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Default" table:number-columns-repeated="8"/>
          <table:table-cell table:style-name="ce62"/>
          <table:table-cell table:style-name="ce59" table:number-columns-repeated="7"/>
          <table:table-cell table:style-name="ce62" table:number-columns-repeated="2"/>
          <table:table-cell table:style-name="ce59" table:number-columns-repeated="5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 table:number-columns-repeated="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8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Default" table:number-columns-repeated="8"/>
          <table:table-cell table:style-name="ce62"/>
          <table:table-cell table:style-name="ce59"/>
          <table:table-cell table:style-name="ce62" table:number-columns-repeated="11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/>
          <table:table-cell office:value-type="string" calcext:value-type="string">
            <text:p>Tile 7</text:p>
          </table:table-cell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2"/>
          <table:table-cell table:style-name="ce62" table:number-columns-repeated="10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2"/>
          <table:table-cell table:style-name="ce59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3"/>
          <table:table-cell table:style-name="ce62" table:number-columns-repeated="9"/>
          <table:table-cell table:style-name="ce59" table:number-columns-repeated="2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/>
          <table:table-cell table:style-name="ce62" table:number-columns-repeated="6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4"/>
          <table:table-cell table:style-name="ce62" table:number-columns-repeated="7"/>
          <table:table-cell table:style-name="ce59" table:number-columns-repeated="3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2"/>
          <table:table-cell table:style-name="ce62" table:number-columns-repeated="5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Default" table:number-columns-repeated="8"/>
          <table:table-cell table:style-name="ce62"/>
          <table:table-cell table:style-name="ce59" table:number-columns-repeated="14"/>
          <table:table-cell table:style-name="ce62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3"/>
          <table:table-cell table:style-name="ce62" table:number-columns-repeated="4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Default" table:number-columns-repeated="8"/>
          <table:table-cell table:style-name="ce62" table:number-columns-repeated="16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4"/>
          <table:table-cell table:style-name="ce62" table:number-columns-repeated="3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/>
          <table:table-cell table:style-name="ce59" table:number-columns-repeated="7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59"/>
          <table:table-cell table:style-name="ce62" table:number-columns-repeated="2"/>
          <table:table-cell table:style-name="ce59" table:number-columns-repeated="2"/>
          <table:table-cell table:style-name="ce62"/>
          <table:table-cell office:value-type="string" calcext:value-type="string">
            <text:p>Tile 8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62" table:number-columns-repeated="5"/>
          <table:table-cell table:style-name="ce59" table:number-columns-repeated="2"/>
          <table:table-cell table:style-name="ce6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4"/>
          <table:table-cell table:style-name="ce59" table:number-columns-repeated="3"/>
          <table:table-cell table:style-name="ce6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 table:number-columns-repeated="7"/>
          <table:table-cell table:style-name="ce6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/>
          <table:table-cell table:style-name="ce50" table:number-columns-repeated="2"/>
          <table:table-cell table:style-name="ce36" table:number-columns-repeated="3"/>
          <table:table-cell table:style-name="ce50" table:number-columns-repeated="2"/>
          <table:table-cell office:value-type="string" calcext:value-type="string">
            <text:p>Tile 9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73" table:number-columns-repeated="3"/>
          <table:table-cell table:style-name="ce59"/>
          <table:table-cell table:style-name="ce50"/>
          <table:table-cell table:style-name="ce52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73"/>
          <table:table-cell table:style-name="ce50"/>
          <table:table-cell table:style-name="ce59"/>
          <table:table-cell table:style-name="ce73" table:number-columns-repeated="3"/>
          <table:table-cell table:style-name="ce59"/>
          <table:table-cell table:style-name="ce50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73"/>
          <table:table-cell table:style-name="ce50"/>
          <table:table-cell table:style-name="ce59" table:number-columns-repeated="5"/>
          <table:table-cell table:style-name="ce50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 table:number-columns-repeated="7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/>
          <table:table-cell table:style-name="ce50" table:number-columns-repeated="2"/>
          <table:table-cell table:style-name="ce36" table:number-columns-repeated="3"/>
          <table:table-cell table:style-name="ce50" table:number-columns-repeated="2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62"/>
          <table:table-cell table:style-name="ce73" table:number-columns-repeated="3"/>
          <table:table-cell table:style-name="ce62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61"/>
          <table:table-cell table:style-name="ce73"/>
          <table:table-cell table:style-name="ce61"/>
          <table:table-cell table:style-name="ce59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73"/>
          <table:table-cell table:style-name="ce61"/>
          <table:table-cell table:style-name="ce73"/>
          <table:table-cell table:style-name="ce59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59"/>
          <table:table-cell table:style-name="ce62"/>
          <table:table-cell table:style-name="ce59"/>
          <table:table-cell table:style-name="ce62"/>
          <table:table-cell table:style-name="ce59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/>
          <table:table-cell table:style-name="ce62"/>
          <table:table-cell table:style-name="ce59" table:number-columns-repeated="3"/>
          <table:table-cell table:style-name="ce62"/>
          <table:table-cell table:style-name="ce50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/>
          <table:table-cell table:style-name="ce50" table:number-columns-repeated="7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73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/>
          <table:table-cell table:style-name="ce56" table:number-columns-repeated="3"/>
          <table:table-cell office:value-type="string" calcext:value-type="string">
            <text:p>Tile 12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5">
          <table:table-cell table:style-name="ce56" table:number-columns-repeated="4"/>
          <table:table-cell table:style-name="ce50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6" table:number-columns-repeated="4"/>
          <table:table-cell table:style-name="ce50"/>
          <table:table-cell table:style-name="ce56" table:number-columns-repeated="3"/>
          <table:table-cell/>
          <table:table-cell table:style-name="ce52" table:number-columns-repeated="3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"/>
          <table:table-cell table:style-name="Default" table:number-columns-repeated="8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50" table:number-columns-repeated="4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50" table:number-columns-repeated="2"/>
          <table:table-cell table:style-name="ce56" table:number-columns-repeated="3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/>
          <table:table-cell table:style-name="ce42" table:number-columns-repeated="2"/>
          <table:table-cell table:style-name="ce36" table:number-columns-repeated="2"/>
          <table:table-cell table:style-name="ce56" table:number-columns-repeated="3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2"/>
          <table:table-cell table:style-name="ce50" table:number-columns-repeated="4"/>
          <table:table-cell table:style-name="ce56" table:number-columns-repeated="2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2"/>
          <table:table-cell table:style-name="ce50" table:number-columns-repeated="4"/>
          <table:table-cell table:style-name="ce56" table:number-columns-repeated="2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/>
          <table:table-cell table:style-name="ce50" table:number-columns-repeated="6"/>
          <table:table-cell table:style-name="ce56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36" table:number-columns-repeated="6"/>
          <table:table-cell table:style-name="ce42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office:value-type="string" calcext:value-type="string">
            <text:p>Tile 15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 table:number-columns-repeated="6"/>
          <table:table-cell table:style-name="ce51"/>
          <table:table-cell table:style-name="ce5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/>
          <table:table-cell table:style-name="ce63" table:number-columns-repeated="3"/>
          <table:table-cell table:style-name="ce51"/>
          <table:table-cell table:style-name="ce63"/>
          <table:table-cell table:style-name="ce55"/>
          <table:table-cell table:style-name="ce6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/>
          <table:table-cell table:style-name="ce63" table:number-columns-repeated="4"/>
          <table:table-cell table:style-name="ce51" table:number-columns-repeated="2"/>
          <table:table-cell table:style-name="ce55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6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8"/>
          <table:table-cell table:style-name="ce51"/>
          <table:table-cell table:style-name="ce58" table:number-columns-repeated="6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5"/>
          <table:table-cell table:style-name="ce51" table:number-columns-repeated="3"/>
          <table:table-cell table:style-name="ce63" table:number-columns-repeated="3"/>
          <table:table-cell table:style-name="ce5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19"/>
          <table:table-cell table:style-name="ce51"/>
          <table:table-cell table:style-name="ce63" table:number-columns-repeated="5"/>
          <table:table-cell table:style-name="ce5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 table:number-columns-repeated="7"/>
          <table:table-cell table:style-name="ce56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5"/>
          <table:table-cell table:style-name="ce57"/>
          <table:table-cell table:style-name="ce24"/>
          <table:table-cell table:style-name="ce56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5"/>
          <table:table-cell table:style-name="ce57"/>
          <table:table-cell table:style-name="ce42"/>
          <table:table-cell table:style-name="ce56"/>
          <table:table-cell/>
          <table:table-cell table:style-name="ce52" table:number-columns-repeated="3"/>
          <table:table-cell/>
          <table:table-cell table:style-name="ce7" table:number-columns-repeated="3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5"/>
          <table:table-cell table:style-name="ce58"/>
          <table:table-cell table:style-name="ce42" table:number-columns-repeated="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 table:number-columns-repeated="4"/>
          <table:table-cell table:style-name="ce21" table:number-columns-repeated="2"/>
          <table:table-cell table:style-name="ce42" table:number-columns-repeated="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21" table:number-columns-repeated="2"/>
          <table:table-cell table:style-name="ce22"/>
          <table:table-cell table:style-name="ce42"/>
          <table:table-cell/>
          <table:table-cell table:style-name="ce52" table:number-columns-repeated="3"/>
          <table:table-cell/>
          <table:table-cell table:style-name="ce52"/>
          <table:table-cell table:style-name="ce7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83"/>
          <table:table-cell table:style-name="ce21" table:number-columns-repeated="2"/>
          <table:table-cell table:style-name="ce22"/>
          <table:table-cell table:style-name="ce4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5"/>
          <table:table-cell table:style-name="ce74"/>
          <table:table-cell table:style-name="ce52" table:number-columns-repeated="18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7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6"/>
          <table:table-cell table:style-name="ce83"/>
          <table:table-cell/>
          <table:table-cell table:style-name="ce52" table:number-columns-repeated="3"/>
          <table:table-cell/>
          <table:table-cell table:style-name="ce52" table:number-columns-repeated="6"/>
          <table:table-cell table:style-name="ce74"/>
          <table:table-cell table:style-name="ce52" table:number-columns-repeated="17"/>
          <table:table-cell table:number-columns-repeated="979"/>
        </table:table-row>
        <table:table-row table:style-name="ro3">
          <table:table-cell table:style-name="ce42"/>
          <table:table-cell table:style-name="ce57"/>
          <table:table-cell table:style-name="ce83" table:number-columns-repeated="6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/>
          <table:table-cell table:style-name="ce81"/>
          <table:table-cell table:style-name="ce83" table:number-columns-repeated="5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2"/>
          <table:table-cell table:style-name="ce81" table:number-columns-repeated="2"/>
          <table:table-cell table:style-name="ce83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4"/>
          <table:table-cell table:style-name="ce8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42"/>
          <table:table-cell table:style-name="ce56" table:number-columns-repeated="7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2"/>
          <table:table-cell table:style-name="ce83" table:number-columns-repeated="2"/>
          <table:table-cell table:style-name="ce21" table:number-columns-repeated="2"/>
          <table:table-cell table:style-name="ce22"/>
          <table:table-cell table:style-name="ce42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6"/>
          <table:table-cell table:style-name="ce83" table:number-columns-repeated="3"/>
          <table:table-cell table:style-name="ce21"/>
          <table:table-cell table:style-name="ce22"/>
          <table:table-cell table:style-name="ce42" table:number-columns-repeated="2"/>
          <table:table-cell table:style-name="ce52" table:number-columns-repeated="4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3" table:number-columns-repeated="4"/>
          <table:table-cell table:style-name="ce21"/>
          <table:table-cell table:style-name="ce22"/>
          <table:table-cell table:style-name="ce42" table:number-columns-repeated="2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3" table:number-columns-repeated="4"/>
          <table:table-cell table:style-name="ce22"/>
          <table:table-cell table:style-name="ce42" table:number-columns-repeated="3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3" table:number-columns-repeated="2"/>
          <table:table-cell table:style-name="ce81" table:number-columns-repeated="2"/>
          <table:table-cell table:style-name="ce42" table:number-columns-repeated="4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1" table:number-columns-repeated="2"/>
          <table:table-cell table:style-name="ce56" table:number-columns-repeated="2"/>
          <table:table-cell table:style-name="ce42" table:number-columns-repeated="2"/>
          <table:table-cell table:style-name="ce56" table:number-columns-repeated="2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9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/>
          <table:table-cell table:style-name="ce57"/>
          <table:table-cell table:style-name="ce83" table:number-columns-repeated="6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81"/>
          <table:table-cell table:style-name="ce83" table:number-columns-repeated="5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81" table:number-columns-repeated="2"/>
          <table:table-cell table:style-name="ce83" table:number-columns-repeated="3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81" table:number-columns-repeated="3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9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6"/>
          <table:table-cell table:style-name="ce57"/>
          <table:table-cell table:style-name="ce55"/>
          <table:table-cell office:value-type="string" calcext:value-type="string">
            <text:p>Tile 21</text:p>
          </table:table-cell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46" table:number-columns-repeated="2"/>
          <table:table-cell table:style-name="ce58" table:number-columns-repeated="2"/>
          <table:table-cell table:style-name="ce55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83"/>
          <table:table-cell table:style-name="ce21"/>
          <table:table-cell table:style-name="ce22"/>
          <table:table-cell table:style-name="ce21" table:number-columns-repeated="2"/>
          <table:table-cell table:style-name="ce55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4"/>
          <table:table-cell table:style-name="ce81"/>
          <table:table-cell table:style-name="ce21" table:number-columns-repeated="2"/>
          <table:table-cell table:style-name="ce22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3"/>
          <table:table-cell table:style-name="ce81"/>
          <table:table-cell table:style-name="ce83"/>
          <table:table-cell table:style-name="ce21" table:number-columns-repeated="2"/>
          <table:table-cell table:style-name="ce22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2"/>
          <table:table-cell table:style-name="ce81"/>
          <table:table-cell table:style-name="ce83" table:number-columns-repeated="2"/>
          <table:table-cell table:style-name="ce21" table:number-columns-repeated="2"/>
          <table:table-cell table:style-name="ce2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1" table:number-columns-repeated="2"/>
          <table:table-cell table:style-name="ce83" table:number-columns-repeated="3"/>
          <table:table-cell table:style-name="ce21"/>
          <table:table-cell table:style-name="ce22"/>
          <table:table-cell table:style-name="ce55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83" table:number-columns-repeated="5"/>
          <table:table-cell table:style-name="ce21"/>
          <table:table-cell table:style-name="ce22"/>
          <table:table-cell table:style-name="ce55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7"/>
          <table:table-cell table:style-name="ce83" table:number-columns-repeated="5"/>
          <table:table-cell office:value-type="string" calcext:value-type="string">
            <text:p>Tile 22</text:p>
          </table:table-cell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3"/>
          <table:table-cell table:style-name="ce81"/>
          <table:table-cell table:style-name="ce83" table:number-columns-repeated="4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4"/>
          <table:table-cell table:style-name="ce81" table:number-columns-repeated="2"/>
          <table:table-cell table:style-name="ce83" table:number-columns-repeated="2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6"/>
          <table:table-cell table:style-name="ce81" table:number-columns-repeated="2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6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6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5"/>
          <table:table-cell table:style-name="ce81"/>
          <table:table-cell table:style-name="ce51" table:number-columns-repeated="2"/>
          <table:table-cell office:value-type="string" calcext:value-type="string">
            <text:p>Tile 23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 table:number-columns-repeated="3"/>
          <table:table-cell table:style-name="ce81" table:number-columns-repeated="2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3"/>
          <table:table-cell table:style-name="ce81" table:number-columns-repeated="2"/>
          <table:table-cell table:style-name="ce51" table:number-columns-repeated="5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81"/>
          <table:table-cell table:style-name="ce51" table:number-columns-repeated="7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5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2"/>
          <table:table-cell table:style-name="ce81" table:number-columns-repeated="6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83" table:number-columns-repeated="5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83"/>
          <table:table-cell table:style-name="ce60"/>
          <table:table-cell table:style-name="ce83"/>
          <table:table-cell table:style-name="ce60"/>
          <table:table-cell table:style-name="ce8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3"/>
          <table:table-cell table:style-name="ce83" table:number-columns-repeated="5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83" table:number-columns-repeated="4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/>
          <table:table-cell table:style-name="ce52" table:number-columns-repeated="16"/>
          <table:table-cell table:number-columns-repeated="979"/>
        </table:table-row>
        <table:table-row table:style-name="ro3">
          <table:table-cell table:style-name="ce56" table:number-columns-repeated="6"/>
          <table:table-cell table:style-name="ce83" table:number-columns-repeated="2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1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 table:number-rows-repeated="2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 table:style-name="ce52" table:number-columns-repeated="4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14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6" table:number-columns-repeated="7"/>
          <table:table-cell table:style-name="ce8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6"/>
          <table:table-cell table:style-name="ce81" table:number-columns-repeated="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4"/>
          <table:table-cell table:style-name="ce83" table:number-columns-repeated="4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6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4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12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3"/>
          <table:table-cell table:style-name="ce74" table:number-columns-repeated="5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74" table:number-columns-repeated="2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9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2"/>
          <table:table-cell table:style-name="ce74" table:number-columns-repeated="2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5">
          <table:table-cell table:style-name="ce59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1004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/>
          <table:table-cell table:style-name="ce52" table:number-columns-repeated="33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 table:number-rows-repeated="10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7" table:number-columns-repeated="2"/>
          <table:table-cell table:style-name="ce52" table:number-columns-repeated="2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6"/>
          <table:table-cell table:style-name="ce52" table:number-columns-repeated="3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4">
          <table:table-cell table:style-name="ce52"/>
          <table:table-cell table:style-name="ce74" table:number-columns-repeated="7"/>
          <table:table-cell table:style-name="ce52" table:number-columns-repeated="6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3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1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4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12"/>
          <table:table-cell table:style-name="ce74"/>
          <table:table-cell table:style-name="ce52"/>
          <table:table-cell table:style-name="ce74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3">
          <table:table-cell table:style-name="ce52" table:number-columns-repeated="20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7"/>
          <table:table-cell table:style-name="ce74"/>
          <table:table-cell table:style-name="ce52" table:number-columns-repeated="21"/>
          <table:table-cell table:number-columns-repeated="977"/>
        </table:table-row>
        <table:table-row table:style-name="ro3" table:number-rows-repeated="4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/>
          <table:table-cell table:style-name="ce52" table:number-columns-repeated="34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28"/>
          <table:table-cell table:style-name="ce37"/>
          <table:table-cell table:style-name="ce52" table:number-columns-repeated="1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13"/>
          <table:table-cell table:style-name="ce74" table:number-columns-repeated="17"/>
          <table:table-cell table:style-name="ce52" table:number-columns-repeated="9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6"/>
          <table:table-cell table:style-name="ce52" table:number-columns-repeated="2"/>
          <table:table-cell table:style-name="ce74"/>
          <table:table-cell table:style-name="ce52" table:number-columns-repeated="4"/>
          <table:table-cell table:style-name="ce74" table:number-columns-repeated="10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 table:number-columns-repeated="2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10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1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7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6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2"/>
          <table:table-cell table:style-name="ce52" table:number-columns-repeated="12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25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5">
          <table:table-cell table:style-name="ce52" table:number-columns-repeated="4"/>
          <table:table-cell table:style-name="ce74" table:number-columns-repeated="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18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5"/>
          <table:table-cell table:style-name="ce74" table:number-columns-repeated="13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"/>
          <table:table-cell table:style-name="ce74" table:number-columns-repeated="6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2"/>
          <table:table-cell table:style-name="ce52" table:number-columns-repeated="11"/>
          <table:table-cell table:style-name="ce74" table:number-columns-repeated="2"/>
          <table:table-cell table:style-name="ce52" table:number-columns-repeated="23"/>
          <table:table-cell table:number-columns-repeated="977"/>
        </table:table-row>
        <table:table-row table:style-name="ro3">
          <table:table-cell table:style-name="ce52"/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24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30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39"/>
          <table:table-cell table:number-columns-repeated="977"/>
        </table:table-row>
        <table:table-row table:style-name="ro3" table:number-rows-repeated="11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4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12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2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8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 table:number-rows-repeated="45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8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17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1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24"/>
          <table:table-cell table:style-name="ce74" table:number-columns-repeated="5"/>
          <table:table-cell table:style-name="ce52" table:number-columns-repeated="10"/>
          <table:table-cell table:number-columns-repeated="977"/>
        </table:table-row>
        <table:table-row table:style-name="ro3" table:number-rows-repeated="5">
          <table:table-cell table:style-name="ce52" table:number-columns-repeated="26"/>
          <table:table-cell table:style-name="ce74" table:number-columns-repeated="3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2"/>
          <table:table-cell table:style-name="ce74" table:number-columns-repeated="7"/>
          <table:table-cell table:style-name="ce52" table:number-columns-repeated="30"/>
          <table:table-cell table:number-columns-repeated="977"/>
        </table:table-row>
        <table:table-row table:style-name="ro3" table:number-rows-repeated="4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1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5">
          <table:table-cell table:style-name="ce52" table:number-columns-repeated="39"/>
          <table:table-cell table:number-columns-repeated="977"/>
        </table:table-row>
        <table:table-row table:style-name="ro3" table:number-rows-repeated="118">
          <table:table-cell table:style-name="ce52" table:number-columns-repeated="12"/>
          <table:table-cell table:number-columns-repeated="1004"/>
        </table:table-row>
        <table:table-row table:style-name="ro3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13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4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1004"/>
        </table:table-row>
        <table:table-row table:style-name="ro3" table:number-rows-repeated="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3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3" table:number-rows-repeated="46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23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67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1004"/>
        </table:table-row>
        <table:table-row table:style-name="ro3" table:number-rows-repeated="113">
          <table:table-cell table:style-name="ce52" table:number-columns-repeated="12"/>
          <table:table-cell table:number-columns-repeated="1004"/>
        </table:table-row>
        <table:table-row table:style-name="ro3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1004"/>
        </table:table-row>
        <table:table-row table:style-name="ro3" table:number-rows-repeated="5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8"/>
          <table:table-cell table:style-name="ce52" table:number-columns-repeated="10"/>
          <table:table-cell table:number-columns-repeated="1004"/>
        </table:table-row>
        <table:table-row table:style-name="ro3" table:number-rows-repeated="7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91">
          <table:table-cell table:style-name="ce52" table:number-columns-repeated="12"/>
          <table:table-cell table:number-columns-repeated="1004"/>
        </table:table-row>
        <table:table-row table:style-name="ro3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1004"/>
        </table:table-row>
        <table:table-row table:style-name="ro3" table:number-rows-repeated="6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1004"/>
        </table:table-row>
        <table:table-row table:style-name="ro3" table:number-rows-repeated="267">
          <table:table-cell table:style-name="ce52" table:number-columns-repeated="12"/>
          <table:table-cell table:number-columns-repeated="1004"/>
        </table:table-row>
        <table:table-row table:style-name="ro3" table:number-rows-repeated="4">
          <table:table-cell table:style-name="ce74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2">
          <table:table-cell table:number-columns-repeated="1016"/>
        </table:table-row>
        <table:table-row table:style-name="ro3" table:number-rows-repeated="16">
          <table:table-cell table:style-name="Default" table:number-columns-repeated="9"/>
          <table:table-cell table:number-columns-repeated="1007"/>
        </table:table-row>
        <table:table-row table:style-name="ro3" table:number-rows-repeated="1045865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/00/0000</text:date>, <text:time style:data-style-name="N2" text:time-value="01:11:25.513898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1-09T20:47:41.545670372</meta:creation-date>
    <meta:editing-cycles>79</meta:editing-cycles>
    <meta:editing-duration>P2DT9H52M34S</meta:editing-duration>
    <dc:date>2020-04-20T23:08:11.487031135</dc:date>
    <meta:document-statistic meta:table-count="2" meta:cell-count="171" meta:object-count="0"/>
  </office:meta>
</office:document-meta>
</file>